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848" calcext:value-type="float">
            <text:p>90.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416" calcext:value-type="float">
            <text:p>90.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2017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032" calcext:value-type="float">
            <text:p>86.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201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696" calcext:value-type="float">
            <text:p>89.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201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312" calcext:value-type="float">
            <text:p>89.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688" calcext:value-type="float">
            <text:p>89.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688" calcext:value-type="float">
            <text:p>89.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200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688" calcext:value-type="float">
            <text:p>89.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544" calcext:value-type="float">
            <text:p>89.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592" calcext:value-type="float">
            <text:p>89.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352" calcext:value-type="float">
            <text:p>89.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544" calcext:value-type="float">
            <text:p>89.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448" calcext:value-type="float">
            <text:p>89.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200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592" calcext:value-type="float">
            <text:p>89.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200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199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199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592" calcext:value-type="float">
            <text:p>89.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198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3824" calcext:value-type="float">
            <text:p>90.7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4664" calcext:value-type="float">
            <text:p>89.8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197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197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9512" calcext:value-type="float">
            <text:p>89.0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201</text:p>
          </table:table-cell>
          <table:table-cell office:value-type="string" calcext:value-type="string">
            <text:p>197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8656" calcext:value-type="float">
            <text:p>89.0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